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18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0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0">
      <style:text-properties fo:font-size="7pt"/>
    </style:style>
    <style:style style:name="ce15" style:family="table-cell" style:parent-style-name="Default" style:data-style-name="N110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5">
            <text:p>25</text:p>
          </table:table-cell>
          <table:table-cell table:formula="oooc:=[.K5]/[.K10]" office:value-type="percentage" office:value="0.176056338028169">
            <text:p>17,6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23">
            <text:p>23</text:p>
          </table:table-cell>
          <table:table-cell table:style-name="ce15" table:formula="oooc:=[.K6]/[.K10]" office:value-type="percentage" office:value="0.161971830985915">
            <text:p>16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73">
            <text:p>73</text:p>
          </table:table-cell>
          <table:table-cell table:style-name="ce15" table:formula="oooc:=([.K7]/[.K10])" office:value-type="percentage" office:value="0.514084507042253">
            <text:p>51,4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nfigure</text:p>
          </table:table-cell>
          <table:table-cell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lorize</text:p>
          </table:table-cell>
          <table:table-cell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5">05/02/2007</text:date>, <text:time>19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Aaron Seigo</meta:initial-creator>
    <meta:creation-date>2006-12-28T11:04:59</meta:creation-date>
    <dc:date>2007-02-05T19:19:11</dc:date>
    <dc:language>it-IT</dc:language>
    <meta:editing-cycles>94</meta:editing-cycles>
    <meta:editing-duration>P2DT21H37M59S</meta:editing-duration>
    <meta:user-defined meta:name="Info 1"/>
    <meta:user-defined meta:name="Info 2"/>
    <meta:user-defined meta:name="Info 3"/>
    <meta:user-defined meta:name="Info 4"/>
    <meta:document-statistic meta:table-count="3" meta:cell-count="785"/>
  </office:meta>
</office:document-meta>
</file>